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 table:number-rows-repeated="10476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09:25:43.225579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5T10:54:48.042584539</dc:date>
    <dc:creator>Jesus Castagnetto</dc:creator>
    <meta:editing-duration>P6DT22H51M2S</meta:editing-duration>
    <meta:editing-cycles>613</meta:editing-cycles>
    <meta:generator>LibreOffice/7.1.5.2$Linux_X86_64 LibreOffice_project/10$Build-2</meta:generator>
    <meta:document-statistic meta:table-count="1" meta:cell-count="6050" meta:object-count="0"/>
  </office:meta>
</office:document-meta>
</file>